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ain-Stem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1575159" calcext:value-type="float">
            <text:p>11575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ft-Cerebellum-Cortex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66342" calcext:value-type="float">
            <text:p>2266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ft-Thalamus-Proper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47712" calcext:value-type="float">
            <text:p>947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ft-Caudate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14465658" calcext:value-type="float">
            <text:p>14465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ft-Putamen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1537900" calcext:value-type="float">
            <text:p>115379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ft-Pallidum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6723980" calcext:value-type="float">
            <text:p>167239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ft-Hippocampus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66236" calcext:value-type="float">
            <text:p>13662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eft-Amygda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16777063" calcext:value-type="float">
            <text:p>167770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ft-Accumbens-area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495" calcext:value-type="float">
            <text:p>424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ctx-lh-unknow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39705" calcext:value-type="float">
            <text:p>1639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ctx-lh-bankssts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647065" calcext:value-type="float">
            <text:p>26470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tx-lh-caudalanteriorcingulate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0511485" calcext:value-type="float">
            <text:p>1051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tx-lh-caudalmiddlefronta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ctx-lh-cuneus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6558940" calcext:value-type="float">
            <text:p>65589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ctx-lh-entorhinal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60700" calcext:value-type="float">
            <text:p>6607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ctx-lh-fusiform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9231540" calcext:value-type="float">
            <text:p>9231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ctx-lh-inferiorparietal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14433500" calcext:value-type="float">
            <text:p>14433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ctx-lh-inferiortemporal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7874740" calcext:value-type="float">
            <text:p>78747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ctx-lh-isthmuscingulate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9180300" calcext:value-type="float">
            <text:p>9180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ctx-lh-lateraloccipit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9182740" calcext:value-type="float">
            <text:p>91827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ctx-lh-lateralorbitofrontal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296035" calcext:value-type="float">
            <text:p>3296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ctx-lh-lingual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211105" calcext:value-type="float">
            <text:p>9211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ctx-lh-medialorbitofrontal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924360" calcext:value-type="float">
            <text:p>4924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ctx-lh-middletemporal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302560" calcext:value-type="float">
            <text:p>3302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ctx-lh-parahippocampal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988500" calcext:value-type="float">
            <text:p>3988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ctx-lh-paracentral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988540" calcext:value-type="float">
            <text:p>3988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ctx-lh-parsopercularis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221340" calcext:value-type="float">
            <text:p>9221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ctx-lh-parsorbitali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302420" calcext:value-type="float">
            <text:p>3302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ctx-lh-parstriangularis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326300" calcext:value-type="float">
            <text:p>1326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ctx-lh-pericalcarine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957880" calcext:value-type="float">
            <text:p>3957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ctx-lh-postcentral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16060" calcext:value-type="float">
            <text:p>1316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ctx-lh-posteriorcingulate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14464220" calcext:value-type="float">
            <text:p>14464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ctx-lh-precentral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33" calcext:value-type="float">
            <text:p>33</text:p>
          </table:table-cell>
          <table:table-cell office:value-type="float" office:value="14423100" calcext:value-type="float">
            <text:p>14423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ctx-lh-precuneus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11832480" calcext:value-type="float">
            <text:p>11832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ctx-lh-rostralanteriorcingulat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9180240" calcext:value-type="float">
            <text:p>9180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ctx-lh-rostralmiddlefrontal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8204875" calcext:value-type="float">
            <text:p>8204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ctx-lh-superiorfrontal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10542100" calcext:value-type="float">
            <text:p>10542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ctx-lh-superiorparietal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9221140" calcext:value-type="float">
            <text:p>922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ctx-lh-superiortemporal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14474380" calcext:value-type="float">
            <text:p>14474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ctx-lh-supramarginal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ctx-lh-frontalpo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553700" calcext:value-type="float">
            <text:p>65537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ctx-lh-temporalpole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1146310" calcext:value-type="float">
            <text:p>11146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ctx-lh-transversetemporal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3145750" calcext:value-type="float">
            <text:p>131457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ctx-lh-insula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146559" calcext:value-type="float">
            <text:p>214655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Right-Cerebellum-Cortex23014834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266342" calcext:value-type="float">
            <text:p>226634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Right-Thalamus-Proper01181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47712" calcext:value-type="float">
            <text:p>9477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ight-Caudate122186220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float" office:value="14465658" calcext:value-type="float">
            <text:p>1446565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Right-Putamen23613176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11537900" calcext:value-type="float">
            <text:p>115379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Right-Pallidum134825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float" office:value="16723981" calcext:value-type="float">
            <text:p>1672398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Right-Hippocampus22021620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366236" calcext:value-type="float">
            <text:p>136623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Right-Amygdala10325525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16777063" calcext:value-type="float">
            <text:p>1677706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ight-Accumbens-area2551650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2495" calcext:value-type="float">
            <text:p>424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ctx-rh-unknow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639705" calcext:value-type="float">
            <text:p>1639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ctx-rh-bankssts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647065" calcext:value-type="float">
            <text:p>26470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ctx-rh-caudalanteriorcingulate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0511485" calcext:value-type="float">
            <text:p>1051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ctx-rh-caudalmiddlefrontal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ctx-rh-cuneus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558940" calcext:value-type="float">
            <text:p>65589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tx-rh-entorhinal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60700" calcext:value-type="float">
            <text:p>6607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tx-rh-fusiform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9231540" calcext:value-type="float">
            <text:p>9231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tx-rh-inferiorparietal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14433500" calcext:value-type="float">
            <text:p>14433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tx-rh-inferiortemporal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874740" calcext:value-type="float">
            <text:p>78747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tx-rh-isthmuscingulate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9180300" calcext:value-type="float">
            <text:p>9180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tx-rh-lateraloccipit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9182740" calcext:value-type="float">
            <text:p>91827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tx-rh-lateralorbitofrontal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296035" calcext:value-type="float">
            <text:p>3296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tx-rh-lingual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9211105" calcext:value-type="float">
            <text:p>9211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tx-rh-medialorbitofrontal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4924360" calcext:value-type="float">
            <text:p>4924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tx-rh-middletemporal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302560" calcext:value-type="float">
            <text:p>3302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ctx-rh-parahippocampal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988500" calcext:value-type="float">
            <text:p>3988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ctx-rh-paracentral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3988540" calcext:value-type="float">
            <text:p>3988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ctx-rh-parsopercularis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9221340" calcext:value-type="float">
            <text:p>9221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ctx-rh-parsorbitali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302420" calcext:value-type="float">
            <text:p>3302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ctx-rh-parstriangularis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26300" calcext:value-type="float">
            <text:p>1326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ctx-rh-pericalcarine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957880" calcext:value-type="float">
            <text:p>3957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ctx-rh-postcentral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16060" calcext:value-type="float">
            <text:p>1316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ctx-rh-posteriorcingulate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14464220" calcext:value-type="float">
            <text:p>14464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ctx-rh-precentral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14423100" calcext:value-type="float">
            <text:p>14423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ctx-rh-precuneus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11832480" calcext:value-type="float">
            <text:p>11832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ctx-rh-rostralanteriorcingulat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9180240" calcext:value-type="float">
            <text:p>9180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ctx-rh-rostralmiddlefrontal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8204875" calcext:value-type="float">
            <text:p>8204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ctx-rh-superiorfrontal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0542100" calcext:value-type="float">
            <text:p>10542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ctx-rh-superiorparietal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9221140" calcext:value-type="float">
            <text:p>922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ctx-rh-superiortemporal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14474380" calcext:value-type="float">
            <text:p>14474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ctx-rh-supramarginal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ctx-rh-frontalpo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6553700" calcext:value-type="float">
            <text:p>65537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ctx-rh-temporalpole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1146310" calcext:value-type="float">
            <text:p>11146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ctx-rh-transversetemporal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13145750" calcext:value-type="float">
            <text:p>1314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ctx-rh-insula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146559" calcext:value-type="float">
            <text:p>2146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gion_mapping_low</text:p>
          </table:table-cell>
          <table:table-cell table:number-columns-repeated="2"/>
        </table:table-row>
        <table:table-row table:style-name="ro3" table:number-rows-repeated="104848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9:34:43.45027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4-03-22T15:45:23</meta:creation-date>
    <dc:date>2017-12-13T20:33:15.582319481</dc:date>
    <dc:creator>naze </dc:creator>
    <meta:editing-duration>PT4M22S</meta:editing-duration>
    <meta:editing-cycles>9</meta:editing-cycles>
    <meta:generator>LibreOffice/4.2.8.2$Linux_X86_64 LibreOffice_project/420m0$Build-2</meta:generator>
    <meta:document-statistic meta:table-count="3" meta:cell-count="705" meta:object-count="0"/>
  </office:meta>
</office:document-meta>
</file>